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a268d" officeooo:paragraph-rsid="000a268d"/>
    </style:style>
    <style:style style:name="P2" style:family="paragraph" style:parent-style-name="Standard">
      <style:text-properties officeooo:rsid="000a268d" officeooo:paragraph-rsid="000b8083"/>
    </style:style>
    <style:style style:name="P3" style:family="paragraph" style:parent-style-name="Standard">
      <style:text-properties officeooo:rsid="000a268d" officeooo:paragraph-rsid="000aa7f9"/>
    </style:style>
    <style:style style:name="P4" style:family="paragraph" style:parent-style-name="Standard">
      <style:text-properties fo:font-weight="bold" officeooo:rsid="000a268d" officeooo:paragraph-rsid="000a268d" style:font-weight-asian="bold" style:font-weight-complex="bold"/>
    </style:style>
    <style:style style:name="P5" style:family="paragraph" style:parent-style-name="Standard">
      <style:text-properties fo:font-weight="bold" officeooo:rsid="000aa7f9" officeooo:paragraph-rsid="000aa7f9" style:font-weight-asian="bold" style:font-weight-complex="bold"/>
    </style:style>
    <style:style style:name="P6" style:family="paragraph" style:parent-style-name="Standard">
      <style:text-properties fo:font-weight="normal" officeooo:rsid="000a268d" officeooo:paragraph-rsid="000a268d" style:font-weight-asian="normal" style:font-weight-complex="normal"/>
    </style:style>
    <style:style style:name="P7" style:family="paragraph" style:parent-style-name="Standard">
      <style:text-properties fo:font-weight="normal" officeooo:rsid="001614f6" officeooo:paragraph-rsid="001614f6" style:font-weight-asian="normal" style:font-weight-complex="normal"/>
    </style:style>
    <style:style style:name="P8" style:family="paragraph" style:parent-style-name="Standard">
      <style:text-properties fo:font-weight="normal" officeooo:rsid="00163ebb" officeooo:paragraph-rsid="00163ebb" style:font-weight-asian="normal" style:font-weight-complex="normal"/>
    </style:style>
    <style:style style:name="P9" style:family="paragraph" style:parent-style-name="Standard">
      <style:text-properties fo:font-weight="normal" officeooo:rsid="0018348f" officeooo:paragraph-rsid="0018348f" style:font-weight-asian="normal" style:font-weight-complex="normal"/>
    </style:style>
    <style:style style:name="P10" style:family="paragraph" style:parent-style-name="Standard">
      <style:text-properties officeooo:paragraph-rsid="000a268d"/>
    </style:style>
    <style:style style:name="P11" style:family="paragraph" style:parent-style-name="Standard">
      <style:text-properties officeooo:paragraph-rsid="000b8083"/>
    </style:style>
    <style:style style:name="P12" style:family="paragraph" style:parent-style-name="Standard">
      <style:text-properties officeooo:paragraph-rsid="000bc56c"/>
    </style:style>
    <style:style style:name="P13" style:family="paragraph" style:parent-style-name="Standard">
      <style:text-properties officeooo:rsid="000d6714" officeooo:paragraph-rsid="000d6714"/>
    </style:style>
    <style:style style:name="P14" style:family="paragraph" style:parent-style-name="Standard">
      <style:text-properties officeooo:rsid="000d6714" officeooo:paragraph-rsid="000e6450"/>
    </style:style>
    <style:style style:name="P15" style:family="paragraph" style:parent-style-name="Standard">
      <style:text-properties officeooo:rsid="000e6450" officeooo:paragraph-rsid="000e6450"/>
    </style:style>
    <style:style style:name="P16" style:family="paragraph" style:parent-style-name="Standard">
      <style:text-properties officeooo:rsid="00104e2d" officeooo:paragraph-rsid="00104e2d"/>
    </style:style>
    <style:style style:name="P17" style:family="paragraph" style:parent-style-name="Standard">
      <style:text-properties fo:color="#ce181e" fo:font-style="italic" officeooo:rsid="00104e2d" officeooo:paragraph-rsid="00104e2d" style:font-style-asian="italic" style:font-style-complex="italic"/>
    </style:style>
    <style:style style:name="P18" style:family="paragraph" style:parent-style-name="Standard">
      <style:text-properties fo:color="#ed1c24" fo:font-style="italic" officeooo:rsid="001160f0" officeooo:paragraph-rsid="001160f0" fo:background-color="transparent" style:font-style-asian="italic" style:font-style-complex="italic"/>
    </style:style>
    <style:style style:name="P19" style:family="paragraph" style:parent-style-name="Standard">
      <style:text-properties fo:color="#00a65d" fo:font-style="italic" fo:font-weight="normal" officeooo:rsid="001c798b" officeooo:paragraph-rsid="001c798b" style:font-style-asian="italic" style:font-weight-asian="normal" style:font-style-complex="italic" style:font-weight-complex="normal"/>
    </style:style>
    <style:style style:name="T1" style:family="text">
      <style:text-properties officeooo:rsid="000a268d"/>
    </style:style>
    <style:style style:name="T2" style:family="text">
      <style:text-properties fo:font-weight="normal" style:font-weight-asian="normal" style:font-weight-complex="normal"/>
    </style:style>
    <style:style style:name="T3" style:family="text">
      <style:text-properties fo:font-weight="normal" officeooo:rsid="000a268d" style:font-weight-asian="normal" style:font-weight-complex="normal"/>
    </style:style>
    <style:style style:name="T4" style:family="text">
      <style:text-properties fo:font-weight="normal" officeooo:rsid="00104e2d" style:font-weight-asian="normal" style:font-weight-complex="normal"/>
    </style:style>
    <style:style style:name="T5" style:family="text">
      <style:text-properties fo:font-weight="normal" officeooo:rsid="001c3f11"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officeooo:rsid="000a268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officeooo:rsid="001b0895"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style:text-underline-style="solid" style:text-underline-width="auto" style:text-underline-color="font-color" officeooo:rsid="001b0895" style:font-style-asian="italic" style:font-style-complex="italic"/>
    </style:style>
    <style:style style:name="T12" style:family="text">
      <style:text-properties fo:font-style="italic" style:text-underline-style="solid" style:text-underline-width="auto" style:text-underline-color="font-color" officeooo:rsid="001b0895" fo:background-color="transparent" loext:char-shading-value="0" style:font-style-asian="italic" style:font-style-complex="italic"/>
    </style:style>
    <style:style style:name="T13" style:family="text">
      <style:text-properties fo:font-style="italic" style:text-underline-style="solid" style:text-underline-width="auto" style:text-underline-color="font-color" officeooo:rsid="001b0895" fo:background-color="transparent" loext:char-shading-value="0" style:font-style-asian="italic" style:font-style-complex="italic"/>
    </style:style>
    <style:style style:name="T14" style:family="text">
      <style:text-properties fo:color="#ce181e" fo:font-style="italic" fo:font-weight="normal" style:font-style-asian="italic" style:font-weight-asian="normal" style:font-style-complex="italic" style:font-weight-complex="normal"/>
    </style:style>
    <style:style style:name="T15" style:family="text">
      <style:text-properties fo:color="#ce181e" fo:font-style="italic" fo:font-weight="normal" officeooo:rsid="00104e2d" style:font-style-asian="italic" style:font-weight-asian="normal" style:font-style-complex="italic" style:font-weight-complex="normal"/>
    </style:style>
    <style:style style:name="T16" style:family="text">
      <style:text-properties fo:color="#ce181e" fo:font-style="italic" style:font-style-asian="italic" style:font-style-complex="italic"/>
    </style:style>
    <style:style style:name="T17" style:family="text">
      <style:text-properties fo:color="#ce181e" fo:font-style="italic" officeooo:rsid="000b8083" style:font-style-asian="italic" style:font-style-complex="italic"/>
    </style:style>
    <style:style style:name="T18" style:family="text">
      <style:text-properties fo:color="#ce181e" fo:font-style="italic" officeooo:rsid="000e6450" style:font-style-asian="italic" style:font-style-complex="italic"/>
    </style:style>
    <style:style style:name="T19" style:family="text">
      <style:text-properties fo:color="#ce181e" fo:font-style="italic" style:text-underline-style="solid" style:text-underline-width="auto" style:text-underline-color="font-color" style:font-style-asian="italic" style:font-style-complex="italic"/>
    </style:style>
    <style:style style:name="T20" style:family="text">
      <style:text-properties fo:color="#ce181e" fo:font-weight="normal" style:font-weight-asian="normal" style:font-weight-complex="normal"/>
    </style:style>
    <style:style style:name="T21" style:family="text">
      <style:text-properties fo:color="#ce181e" fo:font-weight="normal" officeooo:rsid="000a268d" style:font-weight-asian="normal" style:font-weight-complex="normal"/>
    </style:style>
    <style:style style:name="T22" style:family="text">
      <style:text-properties fo:color="#ce181e" fo:font-weight="normal" officeooo:rsid="000bc56c" style:font-weight-asian="normal" style:font-weight-complex="normal"/>
    </style:style>
    <style:style style:name="T23" style:family="text">
      <style:text-properties officeooo:rsid="000b8083"/>
    </style:style>
    <style:style style:name="T24" style:family="text">
      <style:text-properties officeooo:rsid="000d6714"/>
    </style:style>
    <style:style style:name="T25" style:family="text">
      <style:text-properties officeooo:rsid="000e6450"/>
    </style:style>
    <style:style style:name="T26" style:family="text">
      <style:text-properties fo:color="#000000" fo:font-style="italic" fo:font-weight="normal" officeooo:rsid="00104e2d" style:font-style-asian="italic" style:font-weight-asian="normal" style:font-style-complex="italic" style:font-weight-complex="normal"/>
    </style:style>
    <style:style style:name="T27" style:family="text">
      <style:text-properties fo:color="#000000" fo:font-style="normal" fo:font-weight="normal" style:font-style-asian="normal" style:font-weight-asian="normal" style:font-style-complex="normal" style:font-weight-complex="normal"/>
    </style:style>
    <style:style style:name="T28" style:family="text">
      <style:text-properties fo:color="#000000" fo:font-style="normal" fo:font-weight="normal" fo:background-color="transparent" loext:char-shading-value="0" style:font-style-asian="normal" style:font-weight-asian="normal" style:font-style-complex="normal" style:font-weight-complex="normal"/>
    </style:style>
    <style:style style:name="T29" style:family="text">
      <style:text-properties fo:color="#000000" fo:font-style="normal" style:font-style-asian="normal" style:font-style-complex="normal"/>
    </style:style>
    <style:style style:name="T30" style:family="text">
      <style:text-properties officeooo:rsid="0011e6db"/>
    </style:style>
    <style:style style:name="T31" style:family="text">
      <style:text-properties officeooo:rsid="001629e3"/>
    </style:style>
    <style:style style:name="T32" style:family="text">
      <style:text-properties officeooo:rsid="00163ebb"/>
    </style:style>
    <style:style style:name="T33" style:family="text">
      <style:text-properties officeooo:rsid="0016a683"/>
    </style:style>
    <style:style style:name="T34" style:family="text">
      <style:text-properties officeooo:rsid="0018348f"/>
    </style:style>
    <style:style style:name="T35" style:family="text">
      <style:text-properties officeooo:rsid="0019ef85"/>
    </style:style>
    <style:style style:name="T36" style:family="text">
      <style:text-properties officeooo:rsid="001b0895"/>
    </style:style>
    <style:style style:name="T37" style:family="text">
      <style:text-properties fo:color="#ef413d" fo:font-style="italic" style:text-underline-style="solid" style:text-underline-width="auto" style:text-underline-color="font-color" officeooo:rsid="001b0895" fo:background-color="transparent" loext:char-shading-value="0" style:font-style-asian="italic" style:font-style-complex="italic"/>
    </style:style>
    <style:style style:name="T38" style:family="text">
      <style:text-properties officeooo:rsid="001c3f1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1">G</text:span>aurav Sen YouTube channel</text:p>
      <text:p text:style-name="P10"><text:span text:style-name="T7">[Note:</text:span><text:span text:style-name="T3"> </text:span><text:span text:style-name="T2">Some terms you would here in system design interviews are </text:span><text:span text:style-name="T10">Fault Tolerance,</text:span><text:span text:style-name="T2"> in which case a machine crashes. And </text:span><text:span text:style-name="T10">Scalability</text:span><text:span text:style-name="T2">, in which case machines need to be added to process more requests. Another term used often is </text:span><text:span text:style-name="T10">request allocation</text:span><text:span text:style-name="T2">. This means assigning a request to a server.</text:span><text:span text:style-name="T3">]</text:span></text:p>
      <text:p text:style-name="P12"><text:span text:style-name="Strong_20_Emphasis"><text:span text:style-name="T21">Replication, </text:span></text:span><text:span text:style-name="Strong_20_Emphasis"><text:span text:style-name="T20">Consistency, <text:s/>Availability, Partition Tolerance, Vertical </text:span></text:span><text:span text:style-name="Strong_20_Emphasis"><text:span text:style-name="T22">&amp;</text:span></text:span><text:span text:style-name="Strong_20_Emphasis"><text:span text:style-name="T20"> Horizontal scaling, Sharding </text:span></text:span></text:p>
      <text:p text:style-name="P12"><text:a xlink:type="simple" xlink:href="https://www.interviewbit.com/tutorial/basic-terminologies/#basic-terminologies" text:style-name="Internet_20_link" text:visited-style-name="Visited_20_Internet_20_Link"><text:span text:style-name="T3">https://www.interviewbit.com/tutorial/basic-terminologies/#basic-terminologies</text:span></text:a></text:p>
      <text:p text:style-name="P4"/>
      <text:h text:style-name="Heading_20_3" text:outline-level="3"><text:span text:style-name="T30">1 ) </text:span>Scaling – Horizontal Vs Vertical</text:h>
      <text:p text:style-name="P10"><text:span text:style-name="T1">Horizontal – buy more machines i.e. scale horizontally </text:span>is adding more servers</text:p>
      <text:p text:style-name="P10"><text:span text:style-name="T1">Vertical – buy bigger machine i.e. t</text:span>o increase the resources of the server (RAM, CPU, storage, etc.<text:span text:style-name="T23">)</text:span></text:p>
      <text:p text:style-name="P10"/>
      <text:p text:style-name="P11"><text:span text:style-name="T19">Example</text:span>: Lets say you own a restaurant which is now exceeding its seating capacity. One way of accommodating more people ( scaling ) would be to add more and more chairs (scaling vertically). However since the space is limited, you won’t be able to add more chairs once the space is full.<text:line-break/>Another way of scaling would be to open new branches of the restaurant ( horizontal scaling).</text:p>
      <text:p text:style-name="P13"/>
      <text:h text:style-name="Heading_20_3" text:outline-level="3"><text:span text:style-name="T30">2) </text:span>Distributed system basics with example</text:h>
      <text:p text:style-name="P13">E.g. Pizza shop</text:p>
      <text:p text:style-name="P13">Concepts goes behind: </text:p>
      <text:p text:style-name="P15"><text:span text:style-name="T14">1 Vertical scaling</text:span>: <text:span text:style-name="T24">pay </text:span>M<text:span text:style-name="T24">aster chef more money to serve more customers</text:span></text:p>
      <text:p text:style-name="P15"><text:span text:style-name="T16">2 Backup server</text:span>: Master chef &amp; slave chef (comes in action when master is absent) &amp; avoids single pt of failure</text:p>
      <text:p text:style-name="P14"><text:span text:style-name="T18">3 </text:span><text:span text:style-name="T16">Horizontal Scaling</text:span>: hire new chefs</text:p>
      <text:p text:style-name="P13"><text:span text:style-name="T18">4 </text:span><text:span text:style-name="T16">Preprocessing using cron jobs</text:span><text:span text:style-name="T8">: </text:span><text:span text:style-name="T25">preparing stuff at non-peak hrs</text:span></text:p>
      <text:p text:style-name="P15"><text:span text:style-name="T16">5 Microservices</text:span>: Separate chefs for separate orders (ChefA for Pizza, ChefB for Garlic bread, ChefC for X), route Pizza request to ChefA &amp; etc, well defined responsibity</text:p>
      <text:p text:style-name="P15"><text:span text:style-name="T16">6 Distributed Systems</text:span>: W<text:span text:style-name="T2">hen pizza shops expand</text:span><text:span text:style-name="T4">s its business</text:span><text:span text:style-name="T2"> to various places so business don’t get affected entirely in case of any unlikely event where </text:span><text:span text:style-name="T4">only</text:span><text:span text:style-name="T2"> branch is closed and unable to serve customer orders. </text:span><text:span text:style-name="T4">And in future newer branch may serve orders local to that area and can serve requests faster (Partitioning) solves </text:span><text:span text:style-name="T15">Fault Tolerant </text:span><text:span text:style-name="T26">&amp;</text:span><text:span text:style-name="T15"> Quicker response time</text:span></text:p>
      <text:p text:style-name="P16"><text:span text:style-name="T14">7 Load Balancing: </text:span><text:span text:style-name="T27">routes the customer order to the branch based on the time order would take to deliver the order (based on pending orders, traffic, ...)</text:span></text:p>
      <text:p text:style-name="P16"><text:span text:style-name="T14">8 Decoupling: </text:span><text:span text:style-name="T27">Delivery agent is agnostic of the item (pizza/ burger/ etc) being delivered to customer</text:span></text:p>
      <text:p text:style-name="P17"><text:span text:style-name="T4">9 </text:span><text:span text:style-name="T2">Logging &amp; Metrics calculation: </text:span><text:span text:style-name="T28">Logs different events to assess in case something goes wrong ( e.g. Faulty machine that is causing delay to make pizzas, or faulty vehicle stopping agent to deliver in estimated time)</text:span></text:p>
      <text:p text:style-name="P18">10 Extensibility: <text:span text:style-name="T29">should be designed in such a way that it can be extensible an no cost to support different business use-case</text:span> </text:p>
      <text:p text:style-name="P1"/>
      <text:h text:style-name="Heading_20_3" text:outline-level="3"><text:span text:style-name="T30">3) </text:span>Load Balancer</text:h>
      <text:p text:style-name="P1">Load Balancing is a key concept to system design. One simple way would be hashing all requests and then sending them to the assigned server.</text:p>
      <text:p text:style-name="P1"/>
      <text:p text:style-name="P1">The standard way to hash objects is to map them to a search space, and then transfer the load to the mapped computer. A system using this policy is likely to suffer when new nodes are added or removed from it. </text:p>
      <text:p text:style-name="P1"/>
      <text:p text:style-name="P1"><text:soft-page-break/>Load balancing is often tied with service discovery and global locks. The type of load we want to balance is that of sticky sessions.</text:p>
      <text:p text:style-name="P1"><text:a xlink:type="simple" xlink:href="https://www.nginx.com/resources/glossary/load-balancing/" text:style-name="Internet_20_link" text:visited-style-name="Visited_20_Internet_20_Link"/></text:p>
      <text:p text:style-name="P11"><text:span text:style-name="T23">[</text:span><text:span text:style-name="T17">Load Balancing, Algo types, Session persistence, </text:span><text:span text:style-name="T16">Dynamic Configuration of Server Groups, Hardware vs. Software Load Balancing, Seven-Layer Open System Interconnection (OSI)</text:span><text:span text:style-name="T23">]</text:span></text:p>
      <text:p text:style-name="P2"><text:a xlink:type="simple" xlink:href="https://www.nginx.com/resources/glossary/load-balancing/" text:style-name="Internet_20_link" text:visited-style-name="Visited_20_Internet_20_Link">https://www.nginx.com/resources/glossary/load-balancing/</text:a></text:p>
      <text:p text:style-name="P1"/>
      <text:p text:style-name="P5"><text:span text:style-name="T14">Sticky session:</text:span><text:span text:style-name="T2"> </text:span><text:a xlink:type="simple" xlink:href="https://stackoverflow.com/questions/10494431/sticky-and-non-sticky-sessions" text:style-name="Internet_20_link" text:visited-style-name="Visited_20_Internet_20_Link"><text:span text:style-name="T2">https://stackoverflow.com/questions/10494431/sticky-and-non-sticky-sessions</text:span></text:a></text:p>
      <text:p text:style-name="P5"><text:a xlink:type="simple" xlink:href="https://aws.amazon.com/blogs/aws/new-elastic-load-balancing-feature-sticky-sessions/" text:style-name="Internet_20_link" text:visited-style-name="Visited_20_Internet_20_Link"><text:span text:style-name="T2">https://aws.amazon.com/blogs/aws/new-elastic-load-balancing-feature-sticky-sessions/</text:span></text:a></text:p>
      <text:p text:style-name="P3"/>
      <text:h text:style-name="Heading_20_3" text:outline-level="3"><text:span text:style-name="T30">4) </text:span>Consistent Hashing</text:h>
      <text:p text:style-name="P6">Load Balancing is a key concept to system design. One of the popular ways to balance load in a system is to use the concept of consistent hashing. Consistent Hashing allows requests to be mapped into hash buckets while allowing the system to add and remove nodes flexibly so as to maintain a good load factor on each machine.</text:p>
      <text:p text:style-name="P6"/>
      <text:p text:style-name="P6">Consistent Hashing maps servers to the key space and assigns requests(mapped to relevant buckets, called load) to the next clockwise server. Servers can then store relevant request data in them while allowing the system flexibility and scalability.</text:p>
      <text:p text:style-name="P6"/>
      <text:p text:style-name="P7">Keys (Ids) &amp; Servers are hashed in such a way that requests <text:span text:style-name="T31">get</text:span> mapped with servers in uniform distributed way, but upon addition or remov<text:span text:style-name="T31">al of a</text:span> server may <text:span text:style-name="T35">invite sudden load </text:span>(may be majority of requests goes to the same server <text:span text:style-name="T32">in worst case and/or invalidate the cache</text:span>) on one of the servers and can degrade the performance of the application <text:span text:style-name="T36">terribly</text:span>.</text:p>
      <text:p text:style-name="P7"/>
      <text:p text:style-name="P8">To handle that we create multiple k virtual servers for one server (e.g. 3 servers will have 12 virtual server/points in the hash ring when k=4) <text:span text:style-name="T36">just like on </text:span><text:span text:style-name="T37">bloom filter</text:span></text:p>
      <text:p text:style-name="P9">so <text:span text:style-name="T33">that the</text:span> virtual servers are spread/<text:span text:style-name="T33">distributed</text:span> evenly in the ring, so it will have minimal impact of any change in the no of servers <text:s/><text:span text:style-name="T34">(reassign </text:span>fraction of requests to <text:span text:style-name="T34">new servers </text:span>i<text:span text:style-name="T34">f any node joins or leaves the network</text:span>)</text:p>
      <text:p text:style-name="P6"/>
      <text:p text:style-name="P10"><text:a xlink:type="simple" xlink:href="https://www.youtube.com/watch?v=jznJKL0CrxM" text:style-name="Internet_20_link" text:visited-style-name="Visited_20_Internet_20_Link"><text:span text:style-name="T3">https://www.youtube.com/watch?v=jznJKL0CrxM</text:span></text:a><text:span text:style-name="T3"> </text:span><text:span text:style-name="T5">(Cube Drone)</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29T18:32:10.305787906</meta:creation-date>
    <dc:date>2020-12-29T22:52:32.661399166</dc:date>
    <meta:editing-duration>PT1H9M5S</meta:editing-duration>
    <meta:editing-cycles>17</meta:editing-cycles>
    <meta:generator>LibreOffice/6.0.7.3$Linux_X86_64 LibreOffice_project/00m0$Build-3</meta:generator>
    <meta:document-statistic meta:table-count="0" meta:image-count="0" meta:object-count="0" meta:page-count="2" meta:paragraph-count="36" meta:word-count="768" meta:character-count="4884" meta:non-whitespace-character-count="4143"/>
  </office:meta>
</office:document-meta>
</file>